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13d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13d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13d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13d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13d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13d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13d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13d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13d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13d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13d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13d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13d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13d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13d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13d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13d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van De Jesus  Ruiz Patet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271062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Ivan Jose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231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9.3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53" meta:non-whitespace-character-count="984"/>
    <meta:template xlink:type="simple" xlink:actuate="onRequest" xlink:title="Normal" xlink:href=""/>
  </office:meta>
</office:document-meta>
</file>